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17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155.91pt"/>
    </style:style>
    <style:style style:name="co8" style:family="table-column">
      <style:table-column-properties fo:break-before="auto" style:column-width="76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ath_location_mapping_pathtime_calc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420" calcext:value-type="float">
            <text:p>420</text:p>
          </table:table-cell>
          <table:table-cell office:value-type="float" office:value="-1" calcext:value-type="float">
            <text:p>-1</text:p>
          </table:table-cell>
          <table:table-cell table:formula="of:=[.B1]*1.51" office:value-type="float" office:value="1177.8" calcext:value-type="float">
            <text:p>1177.8</text:p>
          </table:table-cell>
          <table:table-cell table:formula="of:=[.C1]*1.51" office:value-type="float" office:value="634.2" calcext:value-type="float">
            <text:p>634.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formula="of:=[.B2]*1.51" office:value-type="float" office:value="1177.8" calcext:value-type="float">
            <text:p>1177.8</text:p>
          </table:table-cell>
          <table:table-cell table:formula="of:=[.C2]*1.51" office:value-type="float" office:value="619.1" calcext:value-type="float">
            <text:p>619.1</text:p>
          </table:table-cell>
          <table:table-cell/>
          <table:table-cell table:formula="of:=SQRT(([.B49]-[.B50])^2+([.C49]-[.C50])^2)" office:value-type="float" office:value="37.5366487582469" calcext:value-type="float">
            <text:p>37.536648758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0" calcext:value-type="float">
            <text:p>780</text:p>
          </table:table-cell>
          <table:table-cell office:value-type="float" office:value="420" calcext:value-type="float">
            <text:p>420</text:p>
          </table:table-cell>
          <table:table-cell office:value-type="float" office:value="-1" calcext:value-type="float">
            <text:p>-1</text:p>
          </table:table-cell>
          <table:table-cell table:formula="of:=[.B3]*1.51" office:value-type="float" office:value="1177.8" calcext:value-type="float">
            <text:p>1177.8</text:p>
          </table:table-cell>
          <table:table-cell table:formula="of:=[.C3]*1.51" office:value-type="float" office:value="634.2" calcext:value-type="float">
            <text:p>634.2</text:p>
          </table:table-cell>
          <table:table-cell/>
          <table:table-cell table:formula="of:=SQRT(([.B50]-[.B51])^2+([.C50]-[.C51])^2)" office:value-type="float" office:value="37.5366487582469" calcext:value-type="float">
            <text:p>37.536648758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6" calcext:value-type="float">
            <text:p>806</text:p>
          </table:table-cell>
          <table:table-cell office:value-type="float" office:value="420" calcext:value-type="float">
            <text:p>420</text:p>
          </table:table-cell>
          <table:table-cell office:value-type="float" office:value="-1" calcext:value-type="float">
            <text:p>-1</text:p>
          </table:table-cell>
          <table:table-cell table:formula="of:=[.B4]*1.51" office:value-type="float" office:value="1217.06" calcext:value-type="float">
            <text:p>1217.06</text:p>
          </table:table-cell>
          <table:table-cell table:formula="of:=[.C4]*1.51" office:value-type="float" office:value="634.2" calcext:value-type="float">
            <text:p>634.2</text:p>
          </table:table-cell>
          <table:table-cell/>
          <table:table-cell table:formula="of:=SQRT(([.B51]-[.B52])^2+([.C51]-[.C52])^2)" office:value-type="float" office:value="62.3698645180507" calcext:value-type="float">
            <text:p>62.369864518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6" calcext:value-type="float">
            <text:p>806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formula="of:=[.B5]*1.51" office:value-type="float" office:value="1217.06" calcext:value-type="float">
            <text:p>1217.06</text:p>
          </table:table-cell>
          <table:table-cell table:formula="of:=[.C5]*1.51" office:value-type="float" office:value="625.14" calcext:value-type="float">
            <text:p>625.14</text:p>
          </table:table-cell>
          <table:table-cell/>
          <table:table-cell table:formula="of:=SQRT(([.B52]-[.B1])^2+([.C52]-[.C1])^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6" calcext:value-type="float">
            <text:p>806</text:p>
          </table:table-cell>
          <table:table-cell office:value-type="float" office:value="420" calcext:value-type="float">
            <text:p>420</text:p>
          </table:table-cell>
          <table:table-cell office:value-type="float" office:value="-1" calcext:value-type="float">
            <text:p>-1</text:p>
          </table:table-cell>
          <table:table-cell table:formula="of:=[.B6]*1.51" office:value-type="float" office:value="1217.06" calcext:value-type="float">
            <text:p>1217.06</text:p>
          </table:table-cell>
          <table:table-cell table:formula="of:=[.C6]*1.51" office:value-type="float" office:value="634.2" calcext:value-type="float">
            <text:p>634.2</text:p>
          </table:table-cell>
          <table:table-cell/>
          <table:table-cell table:formula="of:=SQRT(([.B1]-[.B2])^2+([.C1]-[.C2])^2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1" calcext:value-type="float">
            <text:p>851</text:p>
          </table:table-cell>
          <table:table-cell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table:formula="of:=[.B7]*1.51" office:value-type="float" office:value="1285.01" calcext:value-type="float">
            <text:p>1285.01</text:p>
          </table:table-cell>
          <table:table-cell table:formula="of:=[.C7]*1.51" office:value-type="float" office:value="619.1" calcext:value-type="float">
            <text:p>619.1</text:p>
          </table:table-cell>
          <table:table-cell/>
          <table:table-cell table:formula="of:=SQRT(([.B2]-[.B3])^2+([.C2]-[.C3])^2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1" calcext:value-type="float">
            <text:p>841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formula="of:=[.B8]*1.51" office:value-type="float" office:value="1269.91" calcext:value-type="float">
            <text:p>1269.91</text:p>
          </table:table-cell>
          <table:table-cell table:formula="of:=[.C8]*1.51" office:value-type="float" office:value="608.53" calcext:value-type="float">
            <text:p>608.53</text:p>
          </table:table-cell>
          <table:table-cell/>
          <table:table-cell table:formula="of:=SQRT(([.B3]-[.B4])^2+([.C3]-[.C4])^2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1" calcext:value-type="float">
            <text:p>851</text:p>
          </table:table-cell>
          <table:table-cell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table:formula="of:=[.B9]*1.51" office:value-type="float" office:value="1285.01" calcext:value-type="float">
            <text:p>1285.01</text:p>
          </table:table-cell>
          <table:table-cell table:formula="of:=[.C9]*1.51" office:value-type="float" office:value="619.1" calcext:value-type="float">
            <text:p>619.1</text:p>
          </table:table-cell>
          <table:table-cell/>
          <table:table-cell table:formula="of:=SQRT(([.B4]-[.B5])^2+([.C4]-[.C5])^2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4" calcext:value-type="float">
            <text:p>864</text:p>
          </table:table-cell>
          <table:table-cell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table:formula="of:=[.B10]*1.51" office:value-type="float" office:value="1304.64" calcext:value-type="float">
            <text:p>1304.64</text:p>
          </table:table-cell>
          <table:table-cell table:formula="of:=[.C10]*1.51" office:value-type="float" office:value="582.86" calcext:value-type="float">
            <text:p>582.86</text:p>
          </table:table-cell>
          <table:table-cell/>
          <table:table-cell table:formula="of:=SQRT(([.B5]-[.B6])^2+([.C5]-[.C6])^2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4" calcext:value-type="float">
            <text:p>854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table:formula="of:=[.B11]*1.51" office:value-type="float" office:value="1289.54" calcext:value-type="float">
            <text:p>1289.54</text:p>
          </table:table-cell>
          <table:table-cell table:formula="of:=[.C11]*1.51" office:value-type="float" office:value="576.82" calcext:value-type="float">
            <text:p>576.82</text:p>
          </table:table-cell>
          <table:table-cell/>
          <table:table-cell table:formula="of:=SQRT(([.B6]-[.B7])^2+([.C6]-[.C7])^2)" office:value-type="float" office:value="46.0977222864644" calcext:value-type="float">
            <text:p>46.097722286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64" calcext:value-type="float">
            <text:p>864</text:p>
          </table:table-cell>
          <table:table-cell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table:formula="of:=[.B12]*1.51" office:value-type="float" office:value="1304.64" calcext:value-type="float">
            <text:p>1304.64</text:p>
          </table:table-cell>
          <table:table-cell table:formula="of:=[.C12]*1.51" office:value-type="float" office:value="582.86" calcext:value-type="float">
            <text:p>582.86</text:p>
          </table:table-cell>
          <table:table-cell/>
          <table:table-cell table:formula="of:=SQRT(([.B7]-[.B8])^2+([.C7]-[.C8])^2)" office:value-type="float" office:value="12.2065556157337" calcext:value-type="float">
            <text:p>12.206555615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79" calcext:value-type="float">
            <text:p>879</text:p>
          </table:table-cell>
          <table:table-cell office:value-type="float" office:value="355" calcext:value-type="float">
            <text:p>355</text:p>
          </table:table-cell>
          <table:table-cell office:value-type="float" office:value="-1" calcext:value-type="float">
            <text:p>-1</text:p>
          </table:table-cell>
          <table:table-cell table:formula="of:=[.B13]*1.51" office:value-type="float" office:value="1327.29" calcext:value-type="float">
            <text:p>1327.29</text:p>
          </table:table-cell>
          <table:table-cell table:formula="of:=[.C13]*1.51" office:value-type="float" office:value="536.05" calcext:value-type="float">
            <text:p>536.05</text:p>
          </table:table-cell>
          <table:table-cell/>
          <table:table-cell table:formula="of:=SQRT(([.B8]-[.B9])^2+([.C8]-[.C9])^2)" office:value-type="float" office:value="12.2065556157337" calcext:value-type="float">
            <text:p>12.206555615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1" calcext:value-type="float">
            <text:p>871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table:formula="of:=[.B14]*1.51" office:value-type="float" office:value="1315.21" calcext:value-type="float">
            <text:p>1315.21</text:p>
          </table:table-cell>
          <table:table-cell table:formula="of:=[.C14]*1.51" office:value-type="float" office:value="537.56" calcext:value-type="float">
            <text:p>537.56</text:p>
          </table:table-cell>
          <table:table-cell/>
          <table:table-cell table:formula="of:=SQRT(([.B9]-[.B10])^2+([.C9]-[.C10])^2)" office:value-type="float" office:value="27.2946881279124" calcext:value-type="float">
            <text:p>27.294688127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355" calcext:value-type="float">
            <text:p>355</text:p>
          </table:table-cell>
          <table:table-cell office:value-type="float" office:value="-1" calcext:value-type="float">
            <text:p>-1</text:p>
          </table:table-cell>
          <table:table-cell table:formula="of:=[.B15]*1.51" office:value-type="float" office:value="1327.29" calcext:value-type="float">
            <text:p>1327.29</text:p>
          </table:table-cell>
          <table:table-cell table:formula="of:=[.C15]*1.51" office:value-type="float" office:value="536.05" calcext:value-type="float">
            <text:p>536.05</text:p>
          </table:table-cell>
          <table:table-cell/>
          <table:table-cell table:formula="of:=SQRT(([.B10]-[.B11])^2+([.C10]-[.C11])^2)" office:value-type="float" office:value="10.770329614269" calcext:value-type="float">
            <text:p>10.770329614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0" calcext:value-type="float">
            <text:p>890</text:p>
          </table:table-cell>
          <table:table-cell office:value-type="float" office:value="323" calcext:value-type="float">
            <text:p>323</text:p>
          </table:table-cell>
          <table:table-cell office:value-type="float" office:value="-1" calcext:value-type="float">
            <text:p>-1</text:p>
          </table:table-cell>
          <table:table-cell table:formula="of:=[.B16]*1.51" office:value-type="float" office:value="1343.9" calcext:value-type="float">
            <text:p>1343.9</text:p>
          </table:table-cell>
          <table:table-cell table:formula="of:=[.C16]*1.51" office:value-type="float" office:value="487.73" calcext:value-type="float">
            <text:p>487.73</text:p>
          </table:table-cell>
          <table:table-cell/>
          <table:table-cell table:formula="of:=SQRT(([.B11]-[.B12])^2+([.C11]-[.C12])^2)" office:value-type="float" office:value="10.770329614269" calcext:value-type="float">
            <text:p>10.770329614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1" calcext:value-type="float">
            <text:p>881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formula="of:=[.B17]*1.51" office:value-type="float" office:value="1330.31" calcext:value-type="float">
            <text:p>1330.31</text:p>
          </table:table-cell>
          <table:table-cell table:formula="of:=[.C17]*1.51" office:value-type="float" office:value="483.2" calcext:value-type="float">
            <text:p>483.2</text:p>
          </table:table-cell>
          <table:table-cell/>
          <table:table-cell table:formula="of:=SQRT(([.B12]-[.B13])^2+([.C12]-[.C13])^2)" office:value-type="float" office:value="34.4383507154451" calcext:value-type="float">
            <text:p>34.438350715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0" calcext:value-type="float">
            <text:p>890</text:p>
          </table:table-cell>
          <table:table-cell office:value-type="float" office:value="323" calcext:value-type="float">
            <text:p>323</text:p>
          </table:table-cell>
          <table:table-cell office:value-type="float" office:value="-1" calcext:value-type="float">
            <text:p>-1</text:p>
          </table:table-cell>
          <table:table-cell table:formula="of:=[.B18]*1.51" office:value-type="float" office:value="1343.9" calcext:value-type="float">
            <text:p>1343.9</text:p>
          </table:table-cell>
          <table:table-cell table:formula="of:=[.C18]*1.51" office:value-type="float" office:value="487.73" calcext:value-type="float">
            <text:p>487.73</text:p>
          </table:table-cell>
          <table:table-cell/>
          <table:table-cell table:formula="of:=SQRT(([.B13]-[.B14])^2+([.C13]-[.C14])^2)" office:value-type="float" office:value="8.06225774829855" calcext:value-type="float">
            <text:p>8.062257748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3" calcext:value-type="float">
            <text:p>893</text:p>
          </table:table-cell>
          <table:table-cell office:value-type="float" office:value="296" calcext:value-type="float">
            <text:p>296</text:p>
          </table:table-cell>
          <table:table-cell office:value-type="float" office:value="-1" calcext:value-type="float">
            <text:p>-1</text:p>
          </table:table-cell>
          <table:table-cell table:formula="of:=[.B19]*1.51" office:value-type="float" office:value="1348.43" calcext:value-type="float">
            <text:p>1348.43</text:p>
          </table:table-cell>
          <table:table-cell table:formula="of:=[.C19]*1.51" office:value-type="float" office:value="446.96" calcext:value-type="float">
            <text:p>446.96</text:p>
          </table:table-cell>
          <table:table-cell/>
          <table:table-cell table:formula="of:=SQRT(([.B14]-[.B15])^2+([.C14]-[.C15])^2)" office:value-type="float" office:value="8.06225774829855" calcext:value-type="float">
            <text:p>8.062257748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82" calcext:value-type="float">
            <text:p>882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formula="of:=[.B20]*1.51" office:value-type="float" office:value="1331.82" calcext:value-type="float">
            <text:p>1331.82</text:p>
          </table:table-cell>
          <table:table-cell table:formula="of:=[.C20]*1.51" office:value-type="float" office:value="448.47" calcext:value-type="float">
            <text:p>448.47</text:p>
          </table:table-cell>
          <table:table-cell/>
          <table:table-cell table:formula="of:=SQRT(([.B15]-[.B16])^2+([.C15]-[.C16])^2)" office:value-type="float" office:value="33.8378486313773" calcext:value-type="float">
            <text:p>33.837848631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3" calcext:value-type="float">
            <text:p>893</text:p>
          </table:table-cell>
          <table:table-cell office:value-type="float" office:value="296" calcext:value-type="float">
            <text:p>296</text:p>
          </table:table-cell>
          <table:table-cell office:value-type="float" office:value="-1" calcext:value-type="float">
            <text:p>-1</text:p>
          </table:table-cell>
          <table:table-cell table:formula="of:=[.B21]*1.51" office:value-type="float" office:value="1348.43" calcext:value-type="float">
            <text:p>1348.43</text:p>
          </table:table-cell>
          <table:table-cell table:formula="of:=[.C21]*1.51" office:value-type="float" office:value="446.96" calcext:value-type="float">
            <text:p>446.96</text:p>
          </table:table-cell>
          <table:table-cell/>
          <table:table-cell table:formula="of:=SQRT(([.B16]-[.B17])^2+([.C16]-[.C17])^2)" office:value-type="float" office:value="9.48683298050514" calcext:value-type="float">
            <text:p>9.486832980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8" calcext:value-type="float">
            <text:p>878</text:p>
          </table:table-cell>
          <table:table-cell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table:formula="of:=[.B22]*1.51" office:value-type="float" office:value="1325.78" calcext:value-type="float">
            <text:p>1325.78</text:p>
          </table:table-cell>
          <table:table-cell table:formula="of:=[.C22]*1.51" office:value-type="float" office:value="407.7" calcext:value-type="float">
            <text:p>407.7</text:p>
          </table:table-cell>
          <table:table-cell/>
          <table:table-cell table:formula="of:=SQRT(([.B17]-[.B18])^2+([.C17]-[.C18])^2)" office:value-type="float" office:value="9.48683298050514" calcext:value-type="float">
            <text:p>9.486832980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9" calcext:value-type="float">
            <text:p>869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formula="of:=[.B23]*1.51" office:value-type="float" office:value="1312.19" calcext:value-type="float">
            <text:p>1312.19</text:p>
          </table:table-cell>
          <table:table-cell table:formula="of:=[.C23]*1.51" office:value-type="float" office:value="412.23" calcext:value-type="float">
            <text:p>412.23</text:p>
          </table:table-cell>
          <table:table-cell/>
          <table:table-cell table:formula="of:=SQRT(([.B18]-[.B19])^2+([.C18]-[.C19])^2)" office:value-type="float" office:value="27.1661554144122" calcext:value-type="float">
            <text:p>27.166155414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78" calcext:value-type="float">
            <text:p>878</text:p>
          </table:table-cell>
          <table:table-cell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table:formula="of:=[.B24]*1.51" office:value-type="float" office:value="1325.78" calcext:value-type="float">
            <text:p>1325.78</text:p>
          </table:table-cell>
          <table:table-cell table:formula="of:=[.C24]*1.51" office:value-type="float" office:value="407.7" calcext:value-type="float">
            <text:p>407.7</text:p>
          </table:table-cell>
          <table:table-cell/>
          <table:table-cell table:formula="of:=SQRT(([.B19]-[.B20])^2+([.C19]-[.C20])^2)" office:value-type="float" office:value="11.0453610171873" calcext:value-type="float">
            <text:p>11.045361017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66" calcext:value-type="float">
            <text:p>866</text:p>
          </table:table-cell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table:formula="of:=[.B25]*1.51" office:value-type="float" office:value="1307.66" calcext:value-type="float">
            <text:p>1307.66</text:p>
          </table:table-cell>
          <table:table-cell table:formula="of:=[.C25]*1.51" office:value-type="float" office:value="369.95" calcext:value-type="float">
            <text:p>369.95</text:p>
          </table:table-cell>
          <table:table-cell/>
          <table:table-cell table:formula="of:=SQRT(([.B20]-[.B21])^2+([.C20]-[.C21])^2)" office:value-type="float" office:value="11.0453610171873" calcext:value-type="float">
            <text:p>11.045361017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58" calcext:value-type="float">
            <text:p>858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formula="of:=[.B26]*1.51" office:value-type="float" office:value="1295.58" calcext:value-type="float">
            <text:p>1295.58</text:p>
          </table:table-cell>
          <table:table-cell table:formula="of:=[.C26]*1.51" office:value-type="float" office:value="375.99" calcext:value-type="float">
            <text:p>375.99</text:p>
          </table:table-cell>
          <table:table-cell/>
          <table:table-cell table:formula="of:=SQRT(([.B21]-[.B22])^2+([.C21]-[.C22])^2)" office:value-type="float" office:value="30.0166620396073" calcext:value-type="float">
            <text:p>30.016662039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66" calcext:value-type="float">
            <text:p>866</text:p>
          </table:table-cell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table:formula="of:=[.B27]*1.51" office:value-type="float" office:value="1307.66" calcext:value-type="float">
            <text:p>1307.66</text:p>
          </table:table-cell>
          <table:table-cell table:formula="of:=[.C27]*1.51" office:value-type="float" office:value="369.95" calcext:value-type="float">
            <text:p>369.95</text:p>
          </table:table-cell>
          <table:table-cell/>
          <table:table-cell table:formula="of:=SQRT(([.B22]-[.B23])^2+([.C22]-[.C23])^2)" office:value-type="float" office:value="9.48683298050514" calcext:value-type="float">
            <text:p>9.486832980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49" calcext:value-type="float">
            <text:p>849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table:formula="of:=[.B28]*1.51" office:value-type="float" office:value="1281.99" calcext:value-type="float">
            <text:p>1281.99</text:p>
          </table:table-cell>
          <table:table-cell table:formula="of:=[.C28]*1.51" office:value-type="float" office:value="330.69" calcext:value-type="float">
            <text:p>330.69</text:p>
          </table:table-cell>
          <table:table-cell/>
          <table:table-cell table:formula="of:=SQRT(([.B23]-[.B24])^2+([.C23]-[.C24])^2)" office:value-type="float" office:value="9.48683298050514" calcext:value-type="float">
            <text:p>9.486832980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3" calcext:value-type="float">
            <text:p>843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formula="of:=[.B29]*1.51" office:value-type="float" office:value="1272.93" calcext:value-type="float">
            <text:p>1272.93</text:p>
          </table:table-cell>
          <table:table-cell table:formula="of:=[.C29]*1.51" office:value-type="float" office:value="351.83" calcext:value-type="float">
            <text:p>351.83</text:p>
          </table:table-cell>
          <table:table-cell/>
          <table:table-cell table:formula="of:=SQRT(([.B24]-[.B25])^2+([.C24]-[.C25])^2)" office:value-type="float" office:value="27.7308492477241" calcext:value-type="float">
            <text:p>27.7308492477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49" calcext:value-type="float">
            <text:p>849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table:formula="of:=[.B30]*1.51" office:value-type="float" office:value="1281.99" calcext:value-type="float">
            <text:p>1281.99</text:p>
          </table:table-cell>
          <table:table-cell table:formula="of:=[.C30]*1.51" office:value-type="float" office:value="330.69" calcext:value-type="float">
            <text:p>330.69</text:p>
          </table:table-cell>
          <table:table-cell/>
          <table:table-cell table:formula="of:=SQRT(([.B25]-[.B26])^2+([.C25]-[.C26])^2)" office:value-type="float" office:value="8.94427190999916" calcext:value-type="float">
            <text:p>8.9442719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9" calcext:value-type="float">
            <text:p>809</text:p>
          </table:table-cell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table:formula="of:=[.B31]*1.51" office:value-type="float" office:value="1221.59" calcext:value-type="float">
            <text:p>1221.59</text:p>
          </table:table-cell>
          <table:table-cell table:formula="of:=[.C31]*1.51" office:value-type="float" office:value="324.65" calcext:value-type="float">
            <text:p>324.65</text:p>
          </table:table-cell>
          <table:table-cell/>
          <table:table-cell table:formula="of:=SQRT(([.B26]-[.B27])^2+([.C26]-[.C27])^2)" office:value-type="float" office:value="8.94427190999916" calcext:value-type="float">
            <text:p>8.9442719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9" calcext:value-type="float">
            <text:p>809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formula="of:=[.B32]*1.51" office:value-type="float" office:value="1221.59" calcext:value-type="float">
            <text:p>1221.59</text:p>
          </table:table-cell>
          <table:table-cell table:formula="of:=[.C32]*1.51" office:value-type="float" office:value="336.73" calcext:value-type="float">
            <text:p>336.73</text:p>
          </table:table-cell>
          <table:table-cell/>
          <table:table-cell table:formula="of:=SQRT(([.B27]-[.B28])^2+([.C27]-[.C28])^2)" office:value-type="float" office:value="31.0644491340181" calcext:value-type="float">
            <text:p>31.06444913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9" calcext:value-type="float">
            <text:p>809</text:p>
          </table:table-cell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table:formula="of:=[.B33]*1.51" office:value-type="float" office:value="1221.59" calcext:value-type="float">
            <text:p>1221.59</text:p>
          </table:table-cell>
          <table:table-cell table:formula="of:=[.C33]*1.51" office:value-type="float" office:value="324.65" calcext:value-type="float">
            <text:p>324.65</text:p>
          </table:table-cell>
          <table:table-cell/>
          <table:table-cell table:formula="of:=SQRT(([.B28]-[.B29])^2+([.C28]-[.C29])^2)" office:value-type="float" office:value="15.2315462117278" calcext:value-type="float">
            <text:p>15.231546211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78" calcext:value-type="float">
            <text:p>778</text:p>
          </table:table-cell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table:formula="of:=[.B34]*1.51" office:value-type="float" office:value="1174.78" calcext:value-type="float">
            <text:p>1174.78</text:p>
          </table:table-cell>
          <table:table-cell table:formula="of:=[.C34]*1.51" office:value-type="float" office:value="324.65" calcext:value-type="float">
            <text:p>324.65</text:p>
          </table:table-cell>
          <table:table-cell/>
          <table:table-cell table:formula="of:=SQRT(([.B29]-[.B30])^2+([.C29]-[.C30])^2)" office:value-type="float" office:value="15.2315462117278" calcext:value-type="float">
            <text:p>15.231546211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82" calcext:value-type="float">
            <text:p>782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formula="of:=[.B35]*1.51" office:value-type="float" office:value="1180.82" calcext:value-type="float">
            <text:p>1180.82</text:p>
          </table:table-cell>
          <table:table-cell table:formula="of:=[.C35]*1.51" office:value-type="float" office:value="338.24" calcext:value-type="float">
            <text:p>338.24</text:p>
          </table:table-cell>
          <table:table-cell/>
          <table:table-cell table:formula="of:=SQRT(([.B30]-[.B31])^2+([.C30]-[.C31])^2)" office:value-type="float" office:value="40.1995024844836" calcext:value-type="float">
            <text:p>40.199502484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78" calcext:value-type="float">
            <text:p>778</text:p>
          </table:table-cell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table:formula="of:=[.B36]*1.51" office:value-type="float" office:value="1174.78" calcext:value-type="float">
            <text:p>1174.78</text:p>
          </table:table-cell>
          <table:table-cell table:formula="of:=[.C36]*1.51" office:value-type="float" office:value="324.65" calcext:value-type="float">
            <text:p>324.65</text:p>
          </table:table-cell>
          <table:table-cell/>
          <table:table-cell table:formula="of:=SQRT(([.B31]-[.B32])^2+([.C31]-[.C32])^2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44" calcext:value-type="float">
            <text:p>744</text:p>
          </table:table-cell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table:formula="of:=[.B37]*1.51" office:value-type="float" office:value="1123.44" calcext:value-type="float">
            <text:p>1123.44</text:p>
          </table:table-cell>
          <table:table-cell table:formula="of:=[.C37]*1.51" office:value-type="float" office:value="324.65" calcext:value-type="float">
            <text:p>324.65</text:p>
          </table:table-cell>
          <table:table-cell/>
          <table:table-cell table:formula="of:=SQRT(([.B32]-[.B33])^2+([.C32]-[.C33])^2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62" calcext:value-type="float">
            <text:p>762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formula="of:=[.B38]*1.51" office:value-type="float" office:value="1150.62" calcext:value-type="float">
            <text:p>1150.62</text:p>
          </table:table-cell>
          <table:table-cell table:formula="of:=[.C38]*1.51" office:value-type="float" office:value="336.73" calcext:value-type="float">
            <text:p>336.73</text:p>
          </table:table-cell>
          <table:table-cell/>
          <table:table-cell table:formula="of:=SQRT(([.B33]-[.B34])^2+([.C33]-[.C34])^2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44" calcext:value-type="float">
            <text:p>744</text:p>
          </table:table-cell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table:formula="of:=[.B39]*1.51" office:value-type="float" office:value="1123.44" calcext:value-type="float">
            <text:p>1123.44</text:p>
          </table:table-cell>
          <table:table-cell table:formula="of:=[.C39]*1.51" office:value-type="float" office:value="324.65" calcext:value-type="float">
            <text:p>324.65</text:p>
          </table:table-cell>
          <table:table-cell/>
          <table:table-cell table:formula="of:=SQRT(([.B34]-[.B35])^2+([.C34]-[.C35])^2)" office:value-type="float" office:value="9.8488578017961" calcext:value-type="float">
            <text:p>9.848857801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19" calcext:value-type="float">
            <text:p>719</text:p>
          </table:table-cell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table:formula="of:=[.B40]*1.51" office:value-type="float" office:value="1085.69" calcext:value-type="float">
            <text:p>1085.69</text:p>
          </table:table-cell>
          <table:table-cell table:formula="of:=[.C40]*1.51" office:value-type="float" office:value="377.5" calcext:value-type="float">
            <text:p>377.5</text:p>
          </table:table-cell>
          <table:table-cell/>
          <table:table-cell table:formula="of:=SQRT(([.B35]-[.B36])^2+([.C35]-[.C36])^2)" office:value-type="float" office:value="9.8488578017961" calcext:value-type="float">
            <text:p>9.848857801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9" calcext:value-type="float">
            <text:p>7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formula="of:=[.B41]*1.51" office:value-type="float" office:value="1100.79" calcext:value-type="float">
            <text:p>1100.79</text:p>
          </table:table-cell>
          <table:table-cell table:formula="of:=[.C41]*1.51" office:value-type="float" office:value="397.13" calcext:value-type="float">
            <text:p>397.13</text:p>
          </table:table-cell>
          <table:table-cell/>
          <table:table-cell table:formula="of:=SQRT(([.B36]-[.B37])^2+([.C36]-[.C37])^2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19" calcext:value-type="float">
            <text:p>719</text:p>
          </table:table-cell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table:formula="of:=[.B42]*1.51" office:value-type="float" office:value="1085.69" calcext:value-type="float">
            <text:p>1085.69</text:p>
          </table:table-cell>
          <table:table-cell table:formula="of:=[.C42]*1.51" office:value-type="float" office:value="377.5" calcext:value-type="float">
            <text:p>377.5</text:p>
          </table:table-cell>
          <table:table-cell/>
          <table:table-cell table:formula="of:=SQRT(([.B37]-[.B38])^2+([.C37]-[.C38])^2)" office:value-type="float" office:value="19.6977156035922" calcext:value-type="float">
            <text:p>19.697715603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office:value-type="float" office:value="-1" calcext:value-type="float">
            <text:p>-1</text:p>
          </table:table-cell>
          <table:table-cell table:formula="of:=[.B43]*1.51" office:value-type="float" office:value="1057" calcext:value-type="float">
            <text:p>1057</text:p>
          </table:table-cell>
          <table:table-cell table:formula="of:=[.C43]*1.51" office:value-type="float" office:value="474.14" calcext:value-type="float">
            <text:p>474.14</text:p>
          </table:table-cell>
          <table:table-cell/>
          <table:table-cell table:formula="of:=SQRT(([.B38]-[.B39])^2+([.C38]-[.C39])^2)" office:value-type="float" office:value="19.6977156035922" calcext:value-type="float">
            <text:p>19.697715603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13" calcext:value-type="float">
            <text:p>713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table:formula="of:=[.B44]*1.51" office:value-type="float" office:value="1076.63" calcext:value-type="float">
            <text:p>1076.63</text:p>
          </table:table-cell>
          <table:table-cell table:formula="of:=[.C44]*1.51" office:value-type="float" office:value="477.16" calcext:value-type="float">
            <text:p>477.16</text:p>
          </table:table-cell>
          <table:table-cell/>
          <table:table-cell table:formula="of:=SQRT(([.B39]-[.B40])^2+([.C39]-[.C40])^2)" office:value-type="float" office:value="43.0116263352131" calcext:value-type="float">
            <text:p>43.011626335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office:value-type="float" office:value="-1" calcext:value-type="float">
            <text:p>-1</text:p>
          </table:table-cell>
          <table:table-cell table:formula="of:=[.B45]*1.51" office:value-type="float" office:value="1057" calcext:value-type="float">
            <text:p>1057</text:p>
          </table:table-cell>
          <table:table-cell table:formula="of:=[.C45]*1.51" office:value-type="float" office:value="474.14" calcext:value-type="float">
            <text:p>474.14</text:p>
          </table:table-cell>
          <table:table-cell/>
          <table:table-cell table:formula="of:=SQRT(([.B40]-[.B41])^2+([.C40]-[.C41])^2)" office:value-type="float" office:value="16.4012194668567" calcext:value-type="float">
            <text:p>16.4012194669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 office:value-type="float" office:value="354" calcext:value-type="float">
            <text:p>354</text:p>
          </table:table-cell>
          <table:table-cell office:value-type="float" office:value="-1" calcext:value-type="float">
            <text:p>-1</text:p>
          </table:table-cell>
          <table:table-cell table:formula="of:=[.B46]*1.51" office:value-type="float" office:value="1057" calcext:value-type="float">
            <text:p>1057</text:p>
          </table:table-cell>
          <table:table-cell table:formula="of:=[.C46]*1.51" office:value-type="float" office:value="534.54" calcext:value-type="float">
            <text:p>534.54</text:p>
          </table:table-cell>
          <table:table-cell/>
          <table:table-cell table:formula="of:=SQRT(([.B41]-[.B42])^2+([.C41]-[.C42])^2)" office:value-type="float" office:value="16.4012194668567" calcext:value-type="float">
            <text:p>16.401219466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16" calcext:value-type="float">
            <text:p>716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table:formula="of:=[.B47]*1.51" office:value-type="float" office:value="1081.16" calcext:value-type="float">
            <text:p>1081.16</text:p>
          </table:table-cell>
          <table:table-cell table:formula="of:=[.C47]*1.51" office:value-type="float" office:value="526.99" calcext:value-type="float">
            <text:p>526.99</text:p>
          </table:table-cell>
          <table:table-cell/>
          <table:table-cell table:formula="of:=SQRT(([.B42]-[.B43])^2+([.C42]-[.C43])^2)" office:value-type="float" office:value="66.7607669218981" calcext:value-type="float">
            <text:p>66.7607669219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00" calcext:value-type="float">
            <text:p>700</text:p>
          </table:table-cell>
          <table:table-cell office:value-type="float" office:value="354" calcext:value-type="float">
            <text:p>354</text:p>
          </table:table-cell>
          <table:table-cell office:value-type="float" office:value="-1" calcext:value-type="float">
            <text:p>-1</text:p>
          </table:table-cell>
          <table:table-cell table:formula="of:=[.B48]*1.51" office:value-type="float" office:value="1057" calcext:value-type="float">
            <text:p>1057</text:p>
          </table:table-cell>
          <table:table-cell table:formula="of:=[.C48]*1.51" office:value-type="float" office:value="534.54" calcext:value-type="float">
            <text:p>534.54</text:p>
          </table:table-cell>
          <table:table-cell/>
          <table:table-cell table:formula="of:=SQRT(([.B43]-[.B44])^2+([.C43]-[.C44])^2)" office:value-type="float" office:value="13.1529464379659" calcext:value-type="float">
            <text:p>13.15294643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19" calcext:value-type="float">
            <text:p>719</text:p>
          </table:table-cell>
          <table:table-cell office:value-type="float" office:value="407" calcext:value-type="float">
            <text:p>407</text:p>
          </table:table-cell>
          <table:table-cell office:value-type="float" office:value="-1" calcext:value-type="float">
            <text:p>-1</text:p>
          </table:table-cell>
          <table:table-cell table:formula="of:=[.B49]*1.51" office:value-type="float" office:value="1085.69" calcext:value-type="float">
            <text:p>1085.69</text:p>
          </table:table-cell>
          <table:table-cell table:formula="of:=[.C49]*1.51" office:value-type="float" office:value="614.57" calcext:value-type="float">
            <text:p>614.57</text:p>
          </table:table-cell>
          <table:table-cell/>
          <table:table-cell table:formula="of:=SQRT(([.B44]-[.B45])^2+([.C44]-[.C45])^2)" office:value-type="float" office:value="13.1529464379659" calcext:value-type="float">
            <text:p>13.15294643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44" calcext:value-type="float">
            <text:p>744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formula="of:=[.B50]*1.51" office:value-type="float" office:value="1123.44" calcext:value-type="float">
            <text:p>1123.44</text:p>
          </table:table-cell>
          <table:table-cell table:formula="of:=[.C50]*1.51" office:value-type="float" office:value="572.29" calcext:value-type="float">
            <text:p>572.29</text:p>
          </table:table-cell>
          <table:table-cell/>
          <table:table-cell table:formula="of:=SQRT(([.B45]-[.B46])^2+([.C45]-[.C46])^2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9" calcext:value-type="float">
            <text:p>719</text:p>
          </table:table-cell>
          <table:table-cell office:value-type="float" office:value="407" calcext:value-type="float">
            <text:p>407</text:p>
          </table:table-cell>
          <table:table-cell office:value-type="float" office:value="-1" calcext:value-type="float">
            <text:p>-1</text:p>
          </table:table-cell>
          <table:table-cell table:formula="of:=[.B51]*1.51" office:value-type="float" office:value="1085.69" calcext:value-type="float">
            <text:p>1085.69</text:p>
          </table:table-cell>
          <table:table-cell table:formula="of:=[.C51]*1.51" office:value-type="float" office:value="614.57" calcext:value-type="float">
            <text:p>614.57</text:p>
          </table:table-cell>
          <table:table-cell/>
          <table:table-cell table:formula="of:=SQRT(([.B46]-[.B47])^2+([.C46]-[.C47])^2)" office:value-type="float" office:value="16.7630546142402" calcext:value-type="float">
            <text:p>16.7630546142</text:p>
          </table:table-cell>
          <table:table-cell/>
          <table:table-cell office:value-type="string" calcext:value-type="string">
            <text:p>time for speed made good of 50%</text:p>
          </table:table-cell>
          <table:table-cell office:value-type="string" calcext:value-type="string">
            <text:p>achieved time</text:p>
          </table:table-cell>
          <table:table-cell office:value-type="string" calcext:value-type="string">
            <text:p>passing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0" calcext:value-type="float">
            <text:p>780</text:p>
          </table:table-cell>
          <table:table-cell office:value-type="float" office:value="420" calcext:value-type="float">
            <text:p>420</text:p>
          </table:table-cell>
          <table:table-cell office:value-type="float" office:value="-1" calcext:value-type="float">
            <text:p>-1</text:p>
          </table:table-cell>
          <table:table-cell table:formula="of:=[.B52]*1.51" office:value-type="float" office:value="1177.8" calcext:value-type="float">
            <text:p>1177.8</text:p>
          </table:table-cell>
          <table:table-cell table:formula="of:=[.C52]*1.51" office:value-type="float" office:value="634.2" calcext:value-type="float">
            <text:p>634.2</text:p>
          </table:table-cell>
          <table:table-cell/>
          <table:table-cell table:formula="of:=SQRT(([.B47]-[.B48])^2+([.C47]-[.C48])^2)" office:value-type="float" office:value="16.7630546142402" calcext:value-type="float">
            <text:p>16.7630546142</text:p>
          </table:table-cell>
          <table:table-cell/>
          <table:table-cell office:value-type="float" office:value="75.0133196902" calcext:value-type="float">
            <text:p>75.0133196902</text:p>
          </table:table-cell>
          <table:table-cell office:value-type="float" office:value="68.4833333333" calcext:value-type="float">
            <text:p>68.4833333333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table:number-columns-repeated="7"/>
          <table:table-cell table:formula="of:=SUM([.H2:.H52])" office:value-type="float" office:value="1046.25734737845" calcext:value-type="float">
            <text:p>1046.2573473785</text:p>
          </table:table-cell>
          <table:table-cell table:formula="of:=[.H53]*1.51" office:value-type="float" office:value="1579.84859454147" calcext:value-type="float">
            <text:p>1579.8485945415</text:p>
          </table:table-cell>
          <table:table-cell table:formula="of:=[.I53]/[.J52]/60" office:value-type="float" office:value="0.351015126617098" calcext:value-type="float">
            <text:p>0.3510151266</text:p>
          </table:table-cell>
          <table:table-cell table:formula="of:=[.I53]/[.K52]/60" office:value-type="float" office:value="0.384484934179176" calcext:value-type="float">
            <text:p>0.3844849342</text:p>
          </table:table-cell>
          <table:table-cell table:formula="of:=[.I53]/[.L52]/60" office:value-type="float" office:value="0.215826310729708" calcext:value-type="float">
            <text:p>0.2158263107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 table:number-columns-repeated="9"/>
          <table:table-cell table:formula="of:=[.J53]/0.64" office:value-type="float" office:value="0.548461135339216" calcext:value-type="float">
            <text:p>0.5484611353</text:p>
          </table:table-cell>
          <table:table-cell table:formula="of:=[.K53]/0.64" office:value-type="float" office:value="0.600757709654963" calcext:value-type="float">
            <text:p>0.6007577097</text:p>
          </table:table-cell>
          <table:table-cell table:formula="of:=[.L53]/0.64" office:value-type="float" office:value="0.337228610515169" calcext:value-type="float">
            <text:p>0.3372286105</text:p>
          </table:table-cell>
          <table:table-cell/>
        </table:table-row>
        <table:table-row table:style-name="ro1">
          <table:table-cell table:number-columns-repeated="6"/>
          <table:table-cell table:formula="of:=1301/1.51" office:value-type="float" office:value="861.58940397351" calcext:value-type="float">
            <text:p>861.5894039735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1369.5/1.51" office:value-type="float" office:value="906.953642384106" calcext:value-type="float">
            <text:p>906.9536423841</text:p>
          </table:table-cell>
          <table:table-cell table:formula="of:=SQRT((780-[.G55])^2+(420-[.G56])^2)*1.51" office:value-type="float" office:value="745.549683119777" calcext:value-type="float">
            <text:p>745.549683119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7">00/00/0000</text:date>, <text:time style:data-style-name="N2" text:time-value="11:49:50.585798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7T12:09:15.550171222</dc:date>
    <meta:editing-duration>PT24M40S</meta:editing-duration>
    <meta:editing-cycles>4</meta:editing-cycles>
    <meta:generator>LibreOffice/5.1.6.2$Linux_X86_64 LibreOffice_project/10m0$Build-2</meta:generator>
    <meta:document-statistic meta:table-count="1" meta:cell-count="381" meta:object-count="0"/>
  </office:meta>
</office:document-meta>
</file>